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<text:a xlink:type="simple" xlink:href="65%">Interpretación Abstracta de Programas Logicos</text:a></text:title></text:p>
      <text:p text:style-name="OrgTitle"/>
      <text:p text:style-name="OrgSubtitle"><text:initial-creator/></text:p>
      <text:p text:style-name="OrgSubtitle"/>
      <text:p text:style-name="Text_20_body">fase de sintesis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     <office:document-meta
         xmlns:office="urn:oasis:names:tc:opendocument:xmlns:office:1.0"
         xmlns:xlink="http://www.w3.org/1999/xlink"
         xmlns:dc="http://purl.org/dc/elements/1.1/"
         xmlns:meta="urn:oasis:names:tc:opendocument:xmlns:meta:1.0"
         xmlns:ooo="http://openoffice.org/2004/office"
         office:version="1.2">
       <office:meta>
<dc:creator></dc:creator>
<meta:initial-creator></meta:initial-creator>
<dc:date>2024-05-28T17:46:32</dc:date>
<meta:creation-date>2024-05-28T17:46:32</meta:creation-date>
<meta:generator>Emacs 27.1 (Org mode 9.3)</meta:generator>
<meta:keyword></meta:keyword>
<dc:subject></dc:subject>
<dc:title><text:a xlink:type="simple" xlink:href="65%">Interpretación Abstracta de Programas Logicos</text:a></dc:title>

  </office:meta>
</office:document-meta>
</file>